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svg:font-family="Helvetica"/>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officeooo:rsid="000cdcb8" officeooo:paragraph-rsid="000cdcb8"/>
    </style:style>
    <style:style style:name="P2" style:family="paragraph" style:parent-style-name="Standard">
      <style:text-properties officeooo:rsid="000cdcb8" officeooo:paragraph-rsid="0020830c"/>
    </style:style>
    <style:style style:name="P3" style:family="paragraph" style:parent-style-name="Standard">
      <style:text-properties officeooo:rsid="000deffd" officeooo:paragraph-rsid="000deffd"/>
    </style:style>
    <style:style style:name="P4" style:family="paragraph" style:parent-style-name="Standard">
      <style:text-properties officeooo:rsid="000deffd" officeooo:paragraph-rsid="001892e0"/>
    </style:style>
    <style:style style:name="P5" style:family="paragraph" style:parent-style-name="Standard">
      <style:text-properties officeooo:rsid="000deffd" officeooo:paragraph-rsid="0037c433"/>
    </style:style>
    <style:style style:name="P6" style:family="paragraph" style:parent-style-name="Standard">
      <style:text-properties officeooo:rsid="000f1af9" officeooo:paragraph-rsid="000f1af9"/>
    </style:style>
    <style:style style:name="P7" style:family="paragraph" style:parent-style-name="Standard">
      <style:text-properties officeooo:rsid="000f1af9" officeooo:paragraph-rsid="0031ba2e"/>
    </style:style>
    <style:style style:name="P8" style:family="paragraph" style:parent-style-name="Standard">
      <style:text-properties officeooo:rsid="0010d020" officeooo:paragraph-rsid="0046d639"/>
    </style:style>
    <style:style style:name="P9" style:family="paragraph" style:parent-style-name="Standard">
      <style:text-properties officeooo:rsid="0010d020" officeooo:paragraph-rsid="004c0a1b"/>
    </style:style>
    <style:style style:name="P10" style:family="paragraph" style:parent-style-name="Standard">
      <style:text-properties officeooo:rsid="0014813b" officeooo:paragraph-rsid="0014813b"/>
    </style:style>
    <style:style style:name="P11" style:family="paragraph" style:parent-style-name="Standard">
      <style:text-properties officeooo:rsid="0014813b" officeooo:paragraph-rsid="001e78dc"/>
    </style:style>
    <style:style style:name="P12" style:family="paragraph" style:parent-style-name="Standard">
      <style:text-properties officeooo:rsid="0014813b" officeooo:paragraph-rsid="001f786a"/>
    </style:style>
    <style:style style:name="P13" style:family="paragraph" style:parent-style-name="Standard">
      <style:text-properties officeooo:rsid="0014813b" officeooo:paragraph-rsid="0038887c"/>
    </style:style>
    <style:style style:name="P14" style:family="paragraph" style:parent-style-name="Standard">
      <style:text-properties officeooo:rsid="0014813b" officeooo:paragraph-rsid="004c0a1b"/>
    </style:style>
    <style:style style:name="P15" style:family="paragraph" style:parent-style-name="Standard">
      <style:text-properties officeooo:rsid="000db94d" officeooo:paragraph-rsid="004d3638"/>
    </style:style>
    <style:style style:name="P16" style:family="paragraph" style:parent-style-name="Standard">
      <style:paragraph-properties fo:text-align="center" style:justify-single-word="false"/>
      <style:text-properties fo:font-weight="bold" officeooo:rsid="0021bf1a" officeooo:paragraph-rsid="0021bf1a" style:font-weight-asian="bold" style:font-weight-complex="bold"/>
    </style:style>
    <style:style style:name="P17" style:family="paragraph" style:parent-style-name="Standard">
      <style:paragraph-properties fo:text-align="center" style:justify-single-word="false"/>
      <style:text-properties fo:font-weight="bold" officeooo:rsid="0021bf1a" officeooo:paragraph-rsid="003218bf" style:font-weight-asian="bold" style:font-weight-complex="bold"/>
    </style:style>
    <style:style style:name="P18" style:family="paragraph" style:parent-style-name="Standard">
      <style:paragraph-properties fo:text-align="center" style:justify-single-word="false"/>
      <style:text-properties fo:font-weight="bold" officeooo:rsid="0021bf1a" officeooo:paragraph-rsid="0025c95f" style:font-weight-asian="bold" style:font-weight-complex="bold"/>
    </style:style>
    <style:style style:name="P19" style:family="paragraph" style:parent-style-name="Standard">
      <style:paragraph-properties fo:text-align="center" style:justify-single-word="false"/>
      <style:text-properties fo:font-weight="bold" officeooo:rsid="00245484" officeooo:paragraph-rsid="00245484" style:font-weight-asian="bold" style:font-weight-complex="bold"/>
    </style:style>
    <style:style style:name="P20" style:family="paragraph" style:parent-style-name="Standard">
      <style:paragraph-properties fo:text-align="center" style:justify-single-word="false"/>
      <style:text-properties fo:font-weight="bold" officeooo:rsid="0025c95f" officeooo:paragraph-rsid="0025c95f" style:font-weight-asian="bold" style:font-weight-complex="bold"/>
    </style:style>
    <style:style style:name="P21" style:family="paragraph" style:parent-style-name="Standard">
      <style:text-properties fo:font-weight="bold" officeooo:rsid="000cdcb8" officeooo:paragraph-rsid="000cdcb8" style:font-weight-asian="bold" style:font-weight-complex="bold"/>
    </style:style>
    <style:style style:name="P22" style:family="paragraph" style:parent-style-name="Standard">
      <style:paragraph-properties fo:text-align="center" style:justify-single-word="false"/>
      <style:text-properties fo:font-weight="bold" officeooo:rsid="0027c644" officeooo:paragraph-rsid="0027c644" style:font-weight-asian="bold" style:font-weight-complex="bold"/>
    </style:style>
    <style:style style:name="P23" style:family="paragraph" style:parent-style-name="Standard">
      <style:paragraph-properties fo:text-align="center" style:justify-single-word="false"/>
      <style:text-properties fo:font-weight="bold" officeooo:rsid="0038887c" officeooo:paragraph-rsid="0038887c" style:font-weight-asian="bold" style:font-weight-complex="bold"/>
    </style:style>
    <style:style style:name="P24" style:family="paragraph" style:parent-style-name="Standard">
      <style:paragraph-properties fo:text-align="center" style:justify-single-word="false"/>
      <style:text-properties fo:font-weight="bold" officeooo:rsid="002c72c2" officeooo:paragraph-rsid="002c72c2" style:font-weight-asian="bold" style:font-weight-complex="bold"/>
    </style:style>
    <style:style style:name="P25" style:family="paragraph" style:parent-style-name="Standard">
      <style:paragraph-properties fo:text-align="center" style:justify-single-word="false"/>
      <style:text-properties fo:font-size="15pt" style:text-underline-style="solid" style:text-underline-width="auto" style:text-underline-color="font-color" officeooo:rsid="0021bf1a" officeooo:paragraph-rsid="0021bf1a" style:font-size-asian="15pt" style:font-size-complex="15pt"/>
    </style:style>
    <style:style style:name="P26" style:family="paragraph" style:parent-style-name="Standard">
      <style:paragraph-properties fo:text-align="center" style:justify-single-word="false"/>
      <style:text-properties fo:font-size="15pt" style:text-underline-style="solid" style:text-underline-width="auto" style:text-underline-color="font-color" fo:font-weight="bold" officeooo:rsid="0021bf1a" officeooo:paragraph-rsid="0021bf1a" style:font-size-asian="15pt" style:font-weight-asian="bold" style:font-size-complex="15pt" style:font-weight-complex="bold"/>
    </style:style>
    <style:style style:name="P27" style:family="paragraph" style:parent-style-name="Standard">
      <style:text-properties officeooo:rsid="0038887c" officeooo:paragraph-rsid="0038887c"/>
    </style:style>
    <style:style style:name="P28" style:family="paragraph" style:parent-style-name="Standard">
      <style:text-properties officeooo:rsid="0038887c" officeooo:paragraph-rsid="0037c433"/>
    </style:style>
    <style:style style:name="P29" style:family="paragraph" style:parent-style-name="Standard">
      <style:paragraph-properties fo:text-align="center" style:justify-single-word="false"/>
      <style:text-properties fo:font-size="16pt" fo:font-weight="bold" officeooo:rsid="0025c95f" officeooo:paragraph-rsid="0025c95f" style:font-size-asian="14pt" style:font-weight-asian="bold" style:font-size-complex="16pt" style:font-weight-complex="bold"/>
    </style:style>
    <style:style style:name="P30" style:family="paragraph" style:parent-style-name="Standard">
      <style:paragraph-properties fo:text-align="center" style:justify-single-word="false"/>
      <style:text-properties fo:font-weight="normal" officeooo:rsid="0023b0c2" officeooo:paragraph-rsid="0023b0c2" style:font-weight-asian="normal" style:font-weight-complex="normal"/>
    </style:style>
    <style:style style:name="P31" style:family="paragraph" style:parent-style-name="Standard">
      <style:paragraph-properties fo:text-align="center" style:justify-single-word="false"/>
      <style:text-properties fo:font-weight="normal" officeooo:rsid="00245484" officeooo:paragraph-rsid="00245484" style:font-weight-asian="normal" style:font-weight-complex="normal"/>
    </style:style>
    <style:style style:name="P32" style:family="paragraph" style:parent-style-name="Standard">
      <style:paragraph-properties fo:text-align="center" style:justify-single-word="false"/>
      <style:text-properties fo:font-weight="normal" officeooo:rsid="0025c95f" officeooo:paragraph-rsid="003218bf" style:font-weight-asian="normal" style:font-weight-complex="normal"/>
    </style:style>
    <style:style style:name="P33" style:family="paragraph" style:parent-style-name="Standard">
      <style:paragraph-properties fo:text-align="center" style:justify-single-word="false"/>
      <style:text-properties fo:font-weight="normal" officeooo:rsid="0025c95f" officeooo:paragraph-rsid="00245484" style:font-weight-asian="normal" style:font-weight-complex="normal"/>
    </style:style>
    <style:style style:name="P34" style:family="paragraph" style:parent-style-name="Standard">
      <style:paragraph-properties fo:text-align="center" style:justify-single-word="false"/>
      <style:text-properties fo:font-weight="normal" officeooo:rsid="0025c95f" officeooo:paragraph-rsid="0025c95f" style:font-weight-asian="normal" style:font-weight-complex="normal"/>
    </style:style>
    <style:style style:name="P35" style:family="paragraph" style:parent-style-name="Standard">
      <style:paragraph-properties fo:text-align="center" style:justify-single-word="false"/>
      <style:text-properties fo:font-size="9pt" fo:font-weight="normal" officeooo:rsid="0038887c" officeooo:paragraph-rsid="0038887c" style:font-size-asian="7.84999990463257pt" style:font-weight-asian="normal" style:font-size-complex="9pt" style:font-weight-complex="normal"/>
    </style:style>
    <style:style style:name="P36" style:family="paragraph" style:parent-style-name="Standard">
      <style:text-properties officeooo:rsid="001bbfd7" officeooo:paragraph-rsid="00423617"/>
    </style:style>
    <style:style style:name="P37" style:family="paragraph" style:parent-style-name="Standard">
      <style:text-properties officeooo:rsid="001bbfd7" officeooo:paragraph-rsid="004d3638"/>
    </style:style>
    <style:style style:name="P38" style:family="paragraph" style:parent-style-name="Standard">
      <style:paragraph-properties fo:text-align="center" style:justify-single-word="false"/>
      <style:text-properties officeooo:rsid="0027c644" officeooo:paragraph-rsid="0027c644"/>
    </style:style>
    <style:style style:name="P39" style:family="paragraph" style:parent-style-name="Heading_20_1">
      <style:paragraph-properties fo:text-align="center" style:justify-single-word="false"/>
      <style:text-properties fo:font-size="12pt" fo:font-style="italic" fo:font-weight="normal" officeooo:rsid="0027c644" officeooo:paragraph-rsid="0027c644" style:font-size-asian="12pt" style:font-style-asian="italic" style:font-weight-asian="normal" style:font-size-complex="12pt" style:font-style-complex="italic" style:font-weight-complex="normal"/>
    </style:style>
    <style:style style:name="P40" style:family="paragraph" style:parent-style-name="Standard">
      <style:text-properties officeooo:rsid="000deffd" officeooo:paragraph-rsid="005c6b1d"/>
    </style:style>
    <style:style style:name="P41" style:family="paragraph" style:parent-style-name="Standard">
      <style:text-properties officeooo:rsid="000deffd" officeooo:paragraph-rsid="00641b00"/>
    </style:style>
    <style:style style:name="P42" style:family="paragraph" style:parent-style-name="Standard">
      <style:text-properties officeooo:rsid="001bbfd7" officeooo:paragraph-rsid="00578487"/>
    </style:style>
    <style:style style:name="P43" style:family="paragraph" style:parent-style-name="Standard">
      <style:text-properties officeooo:rsid="001bbfd7" officeooo:paragraph-rsid="0061b42e"/>
    </style:style>
    <style:style style:name="P44" style:family="paragraph" style:parent-style-name="Standard">
      <style:text-properties fo:font-weight="bold" officeooo:rsid="000cdcb8" officeooo:paragraph-rsid="000cdcb8" style:font-weight-asian="bold" style:font-weight-complex="bold"/>
    </style:style>
    <style:style style:name="P45" style:family="paragraph" style:parent-style-name="Standard">
      <style:text-properties fo:font-size="15pt" style:text-underline-style="solid" style:text-underline-width="auto" style:text-underline-color="font-color" fo:font-weight="bold" officeooo:rsid="0021bf1a" officeooo:paragraph-rsid="000f1af9" style:font-size-asian="15pt" style:font-weight-asian="bold" style:font-size-complex="15pt" style:font-weight-complex="bold"/>
    </style:style>
    <style:style style:name="P46" style:family="paragraph" style:parent-style-name="Standard">
      <style:text-properties officeooo:rsid="0014813b" officeooo:paragraph-rsid="005a87e1"/>
    </style:style>
    <style:style style:name="P47" style:family="paragraph" style:parent-style-name="Standard">
      <style:text-properties officeooo:rsid="0014813b" officeooo:paragraph-rsid="0061b42e"/>
    </style:style>
    <style:style style:name="P48" style:family="paragraph" style:parent-style-name="Standard">
      <style:text-properties officeooo:rsid="0014813b" officeooo:paragraph-rsid="006374e6"/>
    </style:style>
    <style:style style:name="P49" style:family="paragraph" style:parent-style-name="Standard">
      <style:text-properties officeooo:rsid="000cdcb8" officeooo:paragraph-rsid="0061b42e"/>
    </style:style>
    <style:style style:name="P50" style:family="paragraph" style:parent-style-name="Standard">
      <style:text-properties officeooo:rsid="000cdcb8" officeooo:paragraph-rsid="000cdcb8"/>
    </style:style>
    <style:style style:name="T1" style:family="text">
      <style:text-properties officeooo:rsid="000cf2d4"/>
    </style:style>
    <style:style style:name="T2" style:family="text">
      <style:text-properties officeooo:rsid="000e68a1"/>
    </style:style>
    <style:style style:name="T3" style:family="text">
      <style:text-properties officeooo:rsid="000f1af9"/>
    </style:style>
    <style:style style:name="T4" style:family="text">
      <style:text-properties officeooo:rsid="00122405"/>
    </style:style>
    <style:style style:name="T5" style:family="text">
      <style:text-properties officeooo:rsid="0014813b"/>
    </style:style>
    <style:style style:name="T6" style:family="text">
      <style:text-properties officeooo:rsid="0016e0d4"/>
    </style:style>
    <style:style style:name="T7" style:family="text">
      <style:text-properties officeooo:rsid="001892e0"/>
    </style:style>
    <style:style style:name="T8" style:family="text">
      <style:text-properties officeooo:rsid="001a0637"/>
    </style:style>
    <style:style style:name="T9" style:family="text">
      <style:text-properties officeooo:rsid="001bbfd7"/>
    </style:style>
    <style:style style:name="T10" style:family="text">
      <style:text-properties officeooo:rsid="001f786a"/>
    </style:style>
    <style:style style:name="T11" style:family="text">
      <style:text-properties officeooo:rsid="0021bf1a"/>
    </style:style>
    <style:style style:name="T12" style:family="text">
      <style:text-properties officeooo:rsid="0023b0c2"/>
    </style:style>
    <style:style style:name="T13" style:family="text">
      <style:text-properties officeooo:rsid="00245484"/>
    </style:style>
    <style:style style:name="T14" style:family="text">
      <style:text-properties officeooo:rsid="0025c95f"/>
    </style:style>
    <style:style style:name="T15" style:family="text">
      <style:text-properties fo:font-weight="bold" style:font-weight-asian="bold" style:font-weight-complex="bold"/>
    </style:style>
    <style:style style:name="T16" style:family="text">
      <style:text-properties fo:font-weight="bold" officeooo:rsid="0027c644" style:font-weight-asian="bold" style:font-weight-complex="bold"/>
    </style:style>
    <style:style style:name="T17" style:family="text">
      <style:text-properties fo:font-weight="bold" officeooo:rsid="000e68a1" style:font-weight-asian="bold" style:font-weight-complex="bold"/>
    </style:style>
    <style:style style:name="T18" style:family="text">
      <style:text-properties fo:font-weight="bold" officeooo:rsid="0038887c" style:font-weight-asian="bold" style:font-weight-complex="bold"/>
    </style:style>
    <style:style style:name="T19" style:family="text">
      <style:text-properties fo:font-weight="bold" officeooo:rsid="003fc69b" style:font-weight-asian="bold" style:font-weight-complex="bold"/>
    </style:style>
    <style:style style:name="T20" style:family="text">
      <style:text-properties fo:font-weight="bold" officeooo:rsid="004c0a1b" style:font-weight-asian="bold" style:font-weight-complex="bold"/>
    </style:style>
    <style:style style:name="T21" style:family="text">
      <style:text-properties fo:font-weight="bold" officeooo:rsid="00423617" style:font-weight-asian="bold" style:font-weight-complex="bold"/>
    </style:style>
    <style:style style:name="T22" style:family="text">
      <style:text-properties fo:font-weight="bold" officeooo:rsid="005f7ed2" style:font-weight-asian="bold" style:font-weight-complex="bold"/>
    </style:style>
    <style:style style:name="T23" style:family="text">
      <style:text-properties fo:font-weight="bold" officeooo:rsid="0031ba2e" style:font-weight-asian="bold" style:font-weight-complex="bold"/>
    </style:style>
    <style:style style:name="T24" style:family="text">
      <style:text-properties fo:font-weight="bold" officeooo:rsid="00589fab" style:font-weight-asian="bold" style:font-weight-complex="bold"/>
    </style:style>
    <style:style style:name="T25" style:family="text">
      <style:text-properties fo:font-weight="bold" officeooo:rsid="0056988a" style:font-weight-asian="bold" style:font-weight-complex="bold"/>
    </style:style>
    <style:style style:name="T26" style:family="text">
      <style:text-properties fo:font-weight="bold" officeooo:rsid="006374e6" style:font-weight-asian="bold" style:font-weight-complex="bold"/>
    </style:style>
    <style:style style:name="T27" style:family="text">
      <style:text-properties officeooo:rsid="0027c644"/>
    </style:style>
    <style:style style:name="T28" style:family="text">
      <style:text-properties officeooo:rsid="0027c981"/>
    </style:style>
    <style:style style:name="T29" style:family="text">
      <style:text-properties officeooo:rsid="0029c8d9"/>
    </style:style>
    <style:style style:name="T30" style:family="text">
      <style:text-properties officeooo:rsid="002b589a"/>
    </style:style>
    <style:style style:name="T31" style:family="text">
      <style:text-properties officeooo:rsid="002c72c2"/>
    </style:style>
    <style:style style:name="T32" style:family="text">
      <style:text-properties officeooo:rsid="0031ba2e"/>
    </style:style>
    <style:style style:name="T33" style:family="text">
      <style:text-properties officeooo:rsid="003218bf"/>
    </style:style>
    <style:style style:name="T34" style:family="text">
      <style:text-properties officeooo:rsid="0032d017"/>
    </style:style>
    <style:style style:name="T35" style:family="text">
      <style:text-properties officeooo:rsid="0037c433"/>
    </style:style>
    <style:style style:name="T36" style:family="text">
      <style:text-properties officeooo:rsid="0038887c"/>
    </style:style>
    <style:style style:name="T37" style:family="text">
      <style:text-properties fo:font-size="9pt" style:font-size-asian="9pt" style:font-size-complex="9pt"/>
    </style:style>
    <style:style style:name="T38" style:family="text">
      <style:text-properties fo:font-size="9pt" officeooo:rsid="000db94d" style:font-size-asian="9pt" style:font-size-complex="9pt"/>
    </style:style>
    <style:style style:name="T39" style:family="text">
      <style:text-properties fo:font-size="9pt" officeooo:rsid="0061b42e" style:font-size-asian="9pt" style:font-size-complex="9pt"/>
    </style:style>
    <style:style style:name="T40" style:family="text">
      <style:text-properties fo:font-size="9pt" officeooo:rsid="006866c0" style:font-size-asian="9pt" style:font-size-complex="9pt"/>
    </style:style>
    <style:style style:name="T41" style:family="text">
      <style:text-properties officeooo:rsid="003c88ac"/>
    </style:style>
    <style:style style:name="T42" style:family="text">
      <style:text-properties officeooo:rsid="003df89e"/>
    </style:style>
    <style:style style:name="T43" style:family="text">
      <style:text-properties officeooo:rsid="003fc69b"/>
    </style:style>
    <style:style style:name="T44" style:family="text">
      <style:text-properties officeooo:rsid="00420063"/>
    </style:style>
    <style:style style:name="T45" style:family="text">
      <style:text-properties officeooo:rsid="00423617"/>
    </style:style>
    <style:style style:name="T46" style:family="text">
      <style:text-properties officeooo:rsid="0042c9f7"/>
    </style:style>
    <style:style style:name="T47" style:family="text">
      <style:text-properties officeooo:rsid="00434e1f"/>
    </style:style>
    <style:style style:name="T48" style:family="text">
      <style:text-properties officeooo:rsid="0046d639"/>
    </style:style>
    <style:style style:name="T49" style:family="text">
      <style:text-properties officeooo:rsid="00474f73"/>
    </style:style>
    <style:style style:name="T50" style:family="text">
      <style:text-properties officeooo:rsid="00483347"/>
    </style:style>
    <style:style style:name="T51" style:family="text">
      <style:text-properties officeooo:rsid="004a5ba3"/>
    </style:style>
    <style:style style:name="T52" style:family="text">
      <style:text-properties officeooo:rsid="004c0a1b"/>
    </style:style>
    <style:style style:name="T53" style:family="text">
      <style:text-properties officeooo:rsid="004d3638"/>
    </style:style>
    <style:style style:name="T54" style:family="text">
      <style:text-properties officeooo:rsid="004d7827"/>
    </style:style>
    <style:style style:name="T55" style:family="text">
      <style:text-properties officeooo:rsid="004f1d6e"/>
    </style:style>
    <style:style style:name="T56" style:family="text">
      <style:text-properties officeooo:rsid="005104d0"/>
    </style:style>
    <style:style style:name="T57" style:family="text">
      <style:text-properties officeooo:rsid="005137e7"/>
    </style:style>
    <style:style style:name="T58" style:family="text">
      <style:text-properties fo:font-style="normal" style:font-style-asian="normal" style:font-style-complex="normal"/>
    </style:style>
    <style:style style:name="T59" style:family="text">
      <style:text-properties fo:font-style="normal" officeooo:rsid="003218bf" style:font-style-asian="normal" style:font-style-complex="normal"/>
    </style:style>
    <style:style style:name="T60" style:family="text">
      <style:text-properties fo:font-style="normal" officeooo:rsid="00589fab" style:font-style-asian="normal" style:font-style-complex="normal"/>
    </style:style>
    <style:style style:name="T61" style:family="text">
      <style:text-properties officeooo:rsid="0052472f"/>
    </style:style>
    <style:style style:name="T62" style:family="text">
      <style:text-properties fo:font-variant="normal" fo:text-transform="none" fo:color="#000000" style:text-position="33% 80%" style:font-name="Helvetica" fo:letter-spacing="normal"/>
    </style:style>
    <style:style style:name="T63" style:family="text">
      <style:text-properties fo:font-variant="normal" fo:text-transform="none" fo:color="#000000" style:text-position="33% 80%" style:font-name="Helvetica" fo:letter-spacing="normal" officeooo:rsid="0054bae1"/>
    </style:style>
    <style:style style:name="T64" style:family="text">
      <style:text-properties fo:font-variant="normal" fo:text-transform="none" fo:color="#000000" style:text-position="33% 80%" style:font-name="Helvetica" fo:letter-spacing="normal" fo:font-weight="bold" officeooo:rsid="0054bae1" style:font-weight-asian="bold" style:font-weight-complex="bold"/>
    </style:style>
    <style:style style:name="T65" style:family="text">
      <style:text-properties officeooo:rsid="005676c3"/>
    </style:style>
    <style:style style:name="T66" style:family="text">
      <style:text-properties officeooo:rsid="0056988a"/>
    </style:style>
    <style:style style:name="T67" style:family="text">
      <style:text-properties style:font-name="Liberation Serif1" officeooo:rsid="0056988a"/>
    </style:style>
    <style:style style:name="T68" style:family="text">
      <style:text-properties style:font-name="Liberation Serif1" officeooo:rsid="005a87e1"/>
    </style:style>
    <style:style style:name="T69" style:family="text">
      <style:text-properties style:font-name="Liberation Serif1" officeooo:rsid="0021bf1a"/>
    </style:style>
    <style:style style:name="T70" style:family="text">
      <style:text-properties style:font-name="Liberation Serif" officeooo:rsid="0056988a"/>
    </style:style>
    <style:style style:name="T71" style:family="text">
      <style:text-properties style:font-name="Liberation Serif" officeooo:rsid="00578487"/>
    </style:style>
    <style:style style:name="T72" style:family="text">
      <style:text-properties style:font-name="Liberation Serif" officeooo:rsid="0061b42e"/>
    </style:style>
    <style:style style:name="T73" style:family="text">
      <style:text-properties style:font-name="Liberation Serif" officeooo:rsid="00692103"/>
    </style:style>
    <style:style style:name="T74" style:family="text">
      <style:text-properties officeooo:rsid="00578487"/>
    </style:style>
    <style:style style:name="T75" style:family="text">
      <style:text-properties officeooo:rsid="00589fab"/>
    </style:style>
    <style:style style:name="T76" style:family="text">
      <style:text-properties officeooo:rsid="005a87e1"/>
    </style:style>
    <style:style style:name="T77" style:family="text">
      <style:text-properties style:text-underline-style="solid" style:text-underline-width="auto" style:text-underline-color="font-color"/>
    </style:style>
    <style:style style:name="T78" style:family="text">
      <style:text-properties style:text-underline-style="solid" style:text-underline-width="auto" style:text-underline-color="font-color" officeooo:rsid="004c0a1b"/>
    </style:style>
    <style:style style:name="T79" style:family="text">
      <style:text-properties style:text-underline-style="none" officeooo:rsid="004c0a1b"/>
    </style:style>
    <style:style style:name="T80" style:family="text">
      <style:text-properties officeooo:rsid="005c6b1d"/>
    </style:style>
    <style:style style:name="T81" style:family="text">
      <style:text-properties officeooo:rsid="005dfeac"/>
    </style:style>
    <style:style style:name="T82" style:family="text">
      <style:text-properties officeooo:rsid="005e0cae"/>
    </style:style>
    <style:style style:name="T83" style:family="text">
      <style:text-properties officeooo:rsid="005f7ed2"/>
    </style:style>
    <style:style style:name="T84" style:family="text">
      <style:text-properties officeooo:rsid="0061b42e"/>
    </style:style>
    <style:style style:name="T85" style:family="text">
      <style:text-properties officeooo:rsid="00636392"/>
    </style:style>
    <style:style style:name="T86" style:family="text">
      <style:text-properties officeooo:rsid="006374e6"/>
    </style:style>
    <style:style style:name="T87" style:family="text">
      <style:text-properties officeooo:rsid="006866c0"/>
    </style:style>
    <style:style style:name="T88" style:family="text">
      <style:text-properties officeooo:rsid="00692103"/>
    </style:style>
    <style:style style:name="T89" style:family="text">
      <style:text-properties officeooo:rsid="006aaf0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3"/>
      <text:p text:style-name="P29">TEAM <text:span text:style-name="T34">PI </text:span>Project <text:span text:style-name="T31">Proposal</text:span></text:p>
      <text:p text:style-name="P35"/>
      <text:p text:style-name="P35"/>
      <text:p text:style-name="P27"/>
      <text:p text:style-name="P23">Background</text:p>
      <text:p text:style-name="P27"/>
      <text:p text:style-name="P3">First <text:span text:style-name="T36">of all,</text:span> I want to tell you a story about where I come from and who I am.</text:p>
      <text:p text:style-name="P3"/>
      <text:p text:style-name="P40">I am a Karbow<text:span text:style-name="T34">s</text:span>ki. <text:span text:style-name="T44">(Polish pronunciation: car.bof.ski)</text:span> <text:span text:style-name="T3">In the Polish language, m</text:span>y name means that <text:span text:style-name="T84">I</text:span> come from Notchtow<text:span text:style-name="T65">n, possibly from what is today, Karbowo, Kuyavian-Pomeranian Voivodeship, Poland.</text:span> <text:span text:style-name="T65">In the German language I came from Carbon Town. The Germans called coal “Karbon.” This place could be one in the same. <text:s/>The borders between the German and Polish Kingdoms moved back and forth several times over the last millennia. I could have the Polish version of a German name or vise versa.</text:span></text:p>
      <text:p text:style-name="P4"/>
      <text:p text:style-name="P41">In medieval times <text:span text:style-name="T7">all </text:span>the notchers lived in <text:span text:style-name="T7">N</text:span>otchtown<text:span text:style-name="T28">s</text:span>. T<text:span text:style-name="T46">he notchers </text:span>kept <text:span text:style-name="T46">all the tax</text:span> records for the King. The <text:span text:style-name="T61">K</text:span>ing <text:span text:style-name="T6">would collect his taxes in the form of at least </text:span>half of his serfs’ <text:span text:style-name="T36">annual </text:span>crops. <text:s/><text:span text:style-name="T51">Since coin was scarce, t</text:span>he notcher would go to each farm once per year and notch his stick <text:span text:style-name="T7">in</text:span> his unique way, <text:span text:style-name="T7">then</text:span> give half of the *<text:span text:style-name="T42">short end of </text:span>stick* <text:span text:style-name="T42">called the foil or debt,</text:span> to the serf and take the other <text:span text:style-name="T42">longer</text:span> half of the stick, <text:span text:style-name="T42">called the stock</text:span> <text:span text:style-name="T7">back </text:span>to <text:span text:style-name="T7">N</text:span>otchtown. <text:span text:style-name="T2">Essentially </text:span>the notchers kept <text:span text:style-name="T2">the tax </text:span>records <text:span text:style-name="T50">and collected the taxes</text:span> <text:span text:style-name="T2">that kept feudalism running. <text:s/>I come from a long line of carbon counters on my father’s side and a long line of teachers on my mother’s side. <text:s/>I need to dig deeper into my genealogy at a later date. But, my case-in-point is that my name has two distinct meanings directly relevant to the problem that we are here to solve, Atmospheric </text:span><text:span text:style-name="T17">Carbon Removal</text:span><text:span text:style-name="T2">. <text:s/></text:span></text:p>
      <text:p text:style-name="P41"/>
      <text:p text:style-name="P41"><text:span text:style-name="T2">Maybe ‘notching carbon’ is still a good idea today?</text:span></text:p>
      <text:p text:style-name="P5"/>
      <text:p text:style-name="P28">Incidentally coal, oil, crops, and soil are all made from carbon. <text:span text:style-name="T80"><text:s/></text:span>Carbon compounds are generally dark in color, ther<text:span text:style-name="T56">e</text:span>fore as the<text:span text:style-name="T80">se</text:span> afor<text:span text:style-name="T56">e</text:span>mentioned materials become darker in color they become richer in carbon content. Counting <text:span text:style-name="T45">or weighing</text:span> carbon will be key to solving our climate crisis today just as it was <text:span text:style-name="T49">the </text:span>key <text:span text:style-name="T45">form of taxation in</text:span> Europe for <text:span text:style-name="T49">a </text:span>thousand years. <text:span text:style-name="T84">We need to keep carbon in a liquid or solid form and stop burning it. That is how simple this problem is, in my humble opinion.</text:span></text:p>
      <text:p text:style-name="P6"/>
      <text:p text:style-name="P9"><text:span text:style-name="T19">T</text:span><text:span text:style-name="T20">EAM</text:span><text:span text:style-name="T19"> PI</text:span><text:span text:style-name="T43"> is </text:span>develop<text:span text:style-name="T42">ing</text:span> a <text:span text:style-name="T45">carbon data home economics app that</text:span> <text:span text:style-name="T45">teaches a novel </text:span>household <text:span text:style-name="T43">circular </text:span>carbon removal <text:span text:style-name="T42">system</text:span> and bio-steward<text:span text:style-name="T29">ship</text:span> algor<text:span text:style-name="T7">i</text:span>thm. <text:span text:style-name="T42">At the very most 27% of US carbon emissions are sourced from households. <text:s/>Governments, institutions and global corporations comprise the rest. <text:s/>We</text:span> <text:span text:style-name="T80">seek to</text:span> <text:span text:style-name="T52">digitize,</text:span> ‘sensor’-ize, <text:span text:style-name="T7">standardize then</text:span> license <text:span text:style-name="T45">atmospheric</text:span> <text:span text:style-name="T45">carbon removal code </text:span>to the <text:span text:style-name="T45">majority</text:span> <text:span text:style-name="T30">of US households</text:span>. <text:span text:style-name="T15">Based on preliminary data</text:span> my <text:span text:style-name="T45">zero waste carbon removal</text:span> alg<text:span text:style-name="T56">o</text:span>r<text:span text:style-name="T7">i</text:span>thm has cut my household power usage <text:span text:style-name="T4">by 50%</text:span>, <text:span text:style-name="T48">food waste by 100%,</text:span> water usage <text:span text:style-name="T7">by</text:span> 85%, garbage <text:span text:style-name="T48">waste</text:span> <text:span text:style-name="T4">by 100% and transportation costs by 95% percent.</text:span> <text:s/><text:span text:style-name="T9">That all translates to greatly reduced carbon emissions thus greatly reduced household expenditures. For example, my electric bill averages $35/month. I do not buy gasoline. I do not have garbage, gas or water bills either.</text:span></text:p>
      <text:p text:style-name="P9"/>
      <text:p text:style-name="P9"><text:span text:style-name="T52">So where do we put all this carbon instead to the atmosphere? </text:span><text:span text:style-name="T78">Hint</text:span><text:span text:style-name="T79">:</text:span><text:span text:style-name="T52"> Eac</text:span>h pound of <text:span text:style-name="T76">plant</text:span> grown weighs <text:span text:style-name="T7">approximately half its weight</text:span> in carbon dioxide <text:span text:style-name="T42">minus water content</text:span>. <text:s/></text:p>
      <text:p text:style-name="P8"/>
      <text:p text:style-name="P8"><text:span text:style-name="T8">My goal is to</text:span> calculate my <text:span text:style-name="T7">total </text:span>household net negative <text:span text:style-name="T8">carbon </text:span>emissions, <text:span text:style-name="T42">otherwise known as carbon removal</text:span> for <text:span text:style-name="T52">the $100 million carbon removal XP</text:span>rize <text:span text:style-name="T45">entry demonstration and for the good of humanity</text:span>. <text:span text:style-name="T8">ONCE</text:span> we do that <text:span text:style-name="T8">then</text:span> we need to <text:span text:style-name="T48">teach </text:span>an estimated <text:span text:style-name="T56">two thousand</text:span> <text:span text:style-name="T9">networked</text:span> <text:soft-page-break/>household <text:span text:style-name="T84">teaching</text:span> <text:span text:style-name="T80">biostewards via a household carbon removal soil making, cooking, gardening and bicycle exercise app coupled with a crash course master class in carbon removal and bio-stewardship. Teachers spread knowledge through climate dialogs. Gut and soil microbiomes health will be a favorite topic in my course. Ultimately we should scale up to as many households in the industrialized world as possible and be quick about it. <text:s/>Time is not on our side, unfortunately.</text:span></text:p>
      <text:p text:style-name="P10"/>
      <text:p text:style-name="P46"><text:span text:style-name="T35">I have been</text:span> conducting a <text:span text:style-name="T50">carbon removing </text:span>study <text:span text:style-name="T50">for</text:span> <text:span text:style-name="T48">my </text:span>common <text:span text:style-name="T48">800 square feet</text:span> <text:span text:style-name="T50">second floor </text:span>apartment <text:span text:style-name="T45">with</text:span> two <text:span text:style-name="T45">occupants, my ma and me. </text:span><text:span text:style-name="T21">(Household 0)</text:span><text:span text:style-name="T45"> I am her caregiver as she suffers from Alzheimers. I believe that we can easily modify carbon removal algorithms for single family dwellings as well. <text:s/>I strongly hope that my household carbon removal study results will help us build our for-profit carbon removal remote learning curriculum </text:span><text:span text:style-name="T68">business plan</text:span><text:span text:style-name="T45">.</text:span></text:p>
      <text:p text:style-name="P14"/>
      <text:p text:style-name="P47"><text:span text:style-name="T52">Essentially my carbon removing algorithm is my day-to-day chores as a </text:span>series of steps <text:span text:style-name="T30">that establishes a circular carbon flow. <text:s/>We could automate my soil making, growing food, cooking recipes and data collection/reporting then scale up large carbon removal.</text:span></text:p>
      <text:p text:style-name="P47"/>
      <text:p text:style-name="P47">I <text:span text:style-name="T9">started working on my household carbon removal circular flow path</text:span> each day since April 2020 <text:span text:style-name="T9">when I was forced into self-isolation by contracting COVID early in the pandemic</text:span>. <text:span text:style-name="T47">I have not thrown much away since then and converted all my waste to soil. I am able to grow many thriving plants in pots from my soil.</text:span> <text:s/><text:span text:style-name="T30">Currently </text:span>I am <text:span text:style-name="T47">committed to increasing my carbon flow and size perhaps to two thousand tons. Ultimately, the cycle could keep growing until we achieve approximately 280 ppm CO2 preindustrial atmospheric concentrations.</text:span> <text:span text:style-name="T52">I would like to know how many tons of my removed atmospheric carbon will be necessary to grow more of my food. <text:s/>I hope that people are eager to look at their daily chores in a whole new way. When it comes to repairing our climate, many hands make light work. </text:span></text:p>
      <text:p text:style-name="P12"><text:s text:c="2"/></text:p>
      <text:p text:style-name="P37">My three main discoveries are: 1.) <text:s/>Carbon removal from the atmosphere will never be fully optimized because soil making will always improve due to the fact that soil and gut biomes are always learning. 2.) Soil making is a non-determinant process and is comprised of physical materials and living entities at the same time. <text:s/>All carbon has a circular flow. 3.) <text:span text:style-name="T15">‘Everything is soil.’</text:span> </text:p>
      <text:p text:style-name="P37"/>
      <text:p text:style-name="P43">I define <text:span text:style-name="T77">everything</text:span> as all the common materials and <text:span text:style-name="T84">micro organisms </text:span>found in the average US household that can be used to make soil and/or can be converted to soil. These materials are <text:span text:style-name="T84">already</text:span> familiar to the bio-steward. These ingredients include all <text:span text:style-name="T45">solid</text:span> <text:span text:style-name="T45">wastes such as </text:span>plastics, glass, <text:span text:style-name="T45">steel, </text:span>aluminum, paper, filth, grime, grey, <text:span text:style-name="T45">green or</text:span> black water, air, wood and all other various synthetic and natural common chemicals found in every household in the US. All these ingredients can be made into soil using my algorithms. Making soil is a lot like baking, cooking, brewing<text:span text:style-name="T84"> and organizing</text:span>. <text:span text:style-name="T81">I mix ‘</text:span>everything’ <text:span text:style-name="T53">together</text:span> and turn it into soil then grow <text:span text:style-name="T81">my </text:span>own <text:span text:style-name="T45">plants/food that removes carbon dioxide from the atmosphere. <text:s/>Teaching could grow this cycle to the size necessary to stabilize our climate</text:span>. <text:span text:style-name="T81">A</text:span>ll carbon is circular. Frankly in my system nothing is trash or garbage except <text:span text:style-name="T81">my</text:span> own ig<text:span text:style-name="T56">n</text:span>orance. <text:span text:style-name="T45">I believe</text:span> education dilutes ignorance. <text:s/>Just by making a few basic lifestyle changes and utilizing open source tech, we all can reach the UN carbon reduction goal for <text:span text:style-name="T84">household </text:span>US <text:span text:style-name="T84">emissions</text:span>. </text:p>
      <text:p text:style-name="P43"/>
      <text:p text:style-name="P43"><text:span text:style-name="T53">According to the IPCC report all Americans need to </text:span>achieve <text:span text:style-name="T81">average emissions</text:span> of 8000 pounds per year by 2030, 4000 pounds per year of carbon emission<text:span text:style-name="T45">s</text:span> by 2040 and 0 net <text:span text:style-name="T81">household </text:span>emissions by 2050. <text:span text:style-name="T53">According to the EPA the average US household emits 20,000 pounds of CO2 per year today and growing. I am proud to say that I have reached negative carbon emissions today! And if not I am very close.</text:span></text:p>
      <text:p text:style-name="P36"/>
      <text:p text:style-name="P42"><text:soft-page-break/><text:span text:style-name="T56">T</text:span>he UN <text:span text:style-name="T66">IPCC </text:span>climate report assessment relies on carbon removal technology that does not exist for the masses as of yet. At current rates of increased US emissions <text:span text:style-name="T53">we will not</text:span> hold <text:span text:style-name="T53">the </text:span>average global <text:span text:style-name="T74">surface</text:span> <text:span text:style-name="T74">soil</text:span> warming to 1.5<text:span text:style-name="T67">°</text:span> <text:span text:style-name="T66">C</text:span>elsius <text:span text:style-name="T66">or 3.7</text:span><text:span text:style-name="T67">°</text:span><text:span text:style-name="T70"> Fahrenheit </text:span><text:span text:style-name="T72">by 2100 </text:span><text:span text:style-name="T73">or even come close</text:span>. <text:s/>Carbon removal <text:span text:style-name="T88">could be our</text:span> only real option on the table <text:span text:style-name="T45">to overt impending societal collapse which could be pegged between 3</text:span><text:span text:style-name="T67">°</text:span><text:span text:style-name="T70"> </text:span><text:span text:style-name="T45">to 6</text:span><text:span text:style-name="T67">°</text:span><text:span text:style-name="T70"> Celsius/</text:span><text:span text:style-name="T71">10.8</text:span><text:span text:style-name="T67">°</text:span><text:span text:style-name="T70"> </text:span><text:span text:style-name="T71">Fahrenheit</text:span><text:span text:style-name="T45"> rise</text:span>. <text:s/><text:span text:style-name="T74">(1</text:span><text:span text:style-name="T67">°</text:span><text:span text:style-name="T70"> <text:s/></text:span><text:span text:style-name="T71">Celsius = 1.8</text:span><text:span text:style-name="T67">°</text:span><text:span text:style-name="T70"> <text:s/></text:span><text:span text:style-name="T71">Fahrenheit) <text:s/></text:span>Hence <text:span text:style-name="T53">my</text:span> rational<text:span text:style-name="T56">e</text:span> <text:span text:style-name="T53">to enter</text:span> the Musk Foundation $100 million X<text:span text:style-name="T56">P</text:span>rize carbon removal competition. <text:s/><text:span text:style-name="T82">In my humble opinion, winning will bring much needed urgent attention to this matter.</text:span></text:p>
      <text:p text:style-name="P11"/>
      <text:p text:style-name="P48">I hope to have <text:span text:style-name="T9">my carbon removal algorithm and bio-stewardship system </text:span>polished <text:span text:style-name="T9">up</text:span> enough to present to <text:span text:style-name="T82">my class</text:span> <text:span text:style-name="T10">soon</text:span> after we automate our current sensor<text:span text:style-name="T53">s 1 - 6</text:span> <text:span text:style-name="T31">data. I need this data automation so that I can focus on helping you count your household carbon emissions and report our findings to the proper licensing authorities. </text:span></text:p>
      <text:p text:style-name="P48"/>
      <text:p text:style-name="P48"><text:span text:style-name="T86">Update for Karbowski household zero: I have a busy hectic life caring for my Ma and Graduate school. I am always on the go. I keep losing bits of my climate data due to power glitches and human error. I find it a hassle to remember to manually save my data. <text:s/>Also I need help finishing my</text:span> <text:span text:style-name="T84">carbon weight scale and getting it connected to a computer</text:span> so that I can <text:span text:style-name="T74">automatically record carbon </text:span>weigh<text:span text:style-name="T86">ts. I manage</text:span> lots of 5 gallon buckets, <text:span text:style-name="T74">soil bags</text:span> and #7 , #5 <text:span text:style-name="T9">potting </text:span>containers, <text:span text:style-name="T89">happy plants</text:span> <text:span text:style-name="T85">and household material inputs. <text:s/>I would like to show my students real time carbon removal in pounds or kilograms remotely.</text:span></text:p>
      <text:p text:style-name="P13"/>
      <text:p text:style-name="P13">Currently I am growing garlic, cabbage, <text:span text:style-name="T66">kale,</text:span> onions, <text:span text:style-name="T12">sunflowers, </text:span>barley and oak in <text:span text:style-name="T9">my pots scattered around my current address</text:span>. <text:span text:style-name="T84">I have noticed that multiple plants like to mingle in the same pots and are good buddies.</text:span> <text:span text:style-name="T10">I see my non-human</text:span> biostewards actively making <text:span text:style-name="T66">their </text:span>soil everyday. <text:span text:style-name="T84">My teachers are the vast microbiomes in our guts and soil. I see that together all of us can stabilize our local climates and create living wage vocations for all humans that need them.</text:span></text:p>
      <text:p text:style-name="P1"/>
      <text:p text:style-name="P1"/>
      <text:p text:style-name="P24">T<text:span text:style-name="T36">eam</text:span> Descriptions</text:p>
      <text:p text:style-name="P1"/>
      <text:p text:style-name="P2"><text:span text:style-name="T15">TEAM</text:span> <text:span text:style-name="T87">OSU </text:span>(<text:span text:style-name="T40">or i</text:span><text:span text:style-name="T37">nsert University </text:span><text:span text:style-name="T38">or</text:span><text:span text:style-name="T37"> institution </text:span><text:span text:style-name="T39">or business</text:span><text:span text:style-name="T37"> name here</text:span>) ‘<text:span text:style-name="T22">Climate Solutions </text:span><text:span text:style-name="T26">F</text:span><text:span text:style-name="T22">or </text:span><text:span text:style-name="T26">T</text:span><text:span text:style-name="T22">eachers</text:span><text:span text:style-name="T83">’ </text:span></text:p>
      <text:p text:style-name="P1"/>
      <text:p text:style-name="P7"><text:span text:style-name="T11">Establish and annually improve a remote learning happy mind/gut/soil connection based carbon removal crash course for the United States to help meet the Paris Accords pledge to keep global warming under 1.5</text:span><text:span text:style-name="T69">° </text:span><text:span text:style-name="T11">Celsius by 2100 via net negative household carbon emissions through carbon removal to</text:span>day. <text:span text:style-name="T84">Then lice</text:span>nse carbon removal <text:span text:style-name="T11">and bio-stewardship</text:span> <text:span text:style-name="T5">cohort and academic </text:span>curricul<text:span text:style-name="T27">a</text:span> to universities, institutions, for profit and non-profit corporations and individual households, <text:span text:style-name="T36">henceforth known as </text:span>biostewards.</text:p>
      <text:p text:style-name="P1"/>
      <text:p text:style-name="P49"><text:span text:style-name="T1">Biostewards will learn how to remove carbon</text:span> via data science <text:span text:style-name="T32">and</text:span> chemistry <text:span text:style-name="T32">but mostly by making simple</text:span> lifestyle <text:span text:style-name="T84">behavioral changes including but not limited to gut, soil and living space automated enhancements. Biostewards will monitor real time improvements to local climate and microbiomes, in real terms and in real dollars. This meaningful work could provide supplemental household income.</text:span> </text:p>
      <text:p text:style-name="P49"/>
      <text:p text:style-name="P49"><text:span text:style-name="T84">We are using</text:span> open source Linux <text:span text:style-name="T84">Raspberry</text:span> Pi based sensor <text:span text:style-name="T32">tech</text:span> to weigh, record, <text:span text:style-name="T36">report and automate </text:span>carbon removal <text:span text:style-name="T32">from personal space then place into a circular carbon sink for at least 100 hundred years. <text:s/>My preliminary data suggests that each average US household could save at least $750 per month immediately by deploying my algorithm covered under my proposed curriculum for carbon removal and bio-stewardship. I estimate that at least ½ of U.S. global warming is caused just by excessive consumption alone.</text:span></text:p>
      <text:p text:style-name="P1"/>
      <text:p text:style-name="P21"><text:soft-page-break/></text:p>
      <text:p text:style-name="P21">TEAM PI</text:p>
      <text:p text:style-name="P1"/>
      <text:p text:style-name="P15">Business <text:span text:style-name="T36">Model: Split commission on income for registered CMachine licenses.</text:span></text:p>
      <text:p text:style-name="P15"/>
      <text:p text:style-name="P6"><text:span text:style-name="T87">Abreviated plan: Program</text:span> carbon removal <text:span text:style-name="T87">networks</text:span> then license <text:span text:style-name="T32">proprietary </text:span>code t<text:span text:style-name="T53">o </text:span>achieve <text:span text:style-name="T54">greater than </text:span>10<text:span text:style-name="T75">00 Tons US</text:span> carbon removal per year <text:span text:style-name="T53">in four years</text:span> <text:span text:style-name="T75">then scale up to 10 Gigatons per year as soon as possible as specified in competition rules.</text:span></text:p>
      <text:p text:style-name="P45"/>
      <text:p text:style-name="P26"/>
      <text:p text:style-name="P26"><text:span text:style-name="T82">Team Pi </text:span>Xprize competition <text:span text:style-name="T14">project outline steps</text:span></text:p>
      <text:p text:style-name="P25"/>
      <text:p text:style-name="P16">STEP 1:</text:p>
      <text:p text:style-name="P16"/>
      <text:p text:style-name="P30"><text:span text:style-name="T85">Program automated </text:span>dat<text:span text:style-name="T14">a</text:span> collect<text:span text:style-name="T85">ion</text:span> from <text:span text:style-name="T36">six existing </text:span>sensors, other analog measuring methods and my household carbon removal algorithm to weigh, calculate <text:span text:style-name="T36">my </text:span>current household <text:span text:style-name="T75">zero </text:span>carbon <text:span text:style-name="T85">emission</text:span> in terms of pounds and dollars per year.</text:p>
      <text:p text:style-name="P16"/>
      <text:p text:style-name="P16"/>
      <text:p text:style-name="P16">STEP 2<text:span text:style-name="T13">a</text:span>:</text:p>
      <text:p text:style-name="P16"/>
      <text:p text:style-name="P31"><text:span text:style-name="T85">Verfiy and R</text:span>eport carbon <text:span text:style-name="T85">in terms of dollars and pounds</text:span> removed by <text:span text:style-name="T85">household zero</text:span> soil pots, plants and all various single-celled <text:span text:style-name="T85">soil organisms</text:span>. Due to the urban nature of this study, all carbon will be containerized and movable. <text:s/>Circulate carbon back into soil pots or into products with a minimum lifecycle of one century.</text:p>
      <text:p text:style-name="P31"/>
      <text:p text:style-name="P19">STEP 2b:</text:p>
      <text:p text:style-name="P22"/>
      <text:p text:style-name="P31"><text:span text:style-name="T27">D</text:span>emo carbon removal tech online to “pony the purse” for <text:span text:style-name="T57">Xp</text:span>rize competition costs. Set up Gofundme, Kickstarter campaign<text:span text:style-name="T36">s</text:span> and <text:span text:style-name="T27">private </text:span>sponsorships <text:span text:style-name="T36">for carbon removal laboratory start up costs</text:span>.</text:p>
      <text:p text:style-name="P31"/>
      <text:p text:style-name="P17"/>
      <text:p text:style-name="P17">STEP <text:span text:style-name="T13">3a</text:span>:<text:line-break/></text:p>
      <text:p text:style-name="P32">Officially register <text:span text:style-name="T27">TEAM PI </text:span>for the <text:span text:style-name="T75">X</text:span>prize competition <text:span text:style-name="T55">by February 01, 2022.</text:span></text:p>
      <text:p text:style-name="P32"/>
      <text:p text:style-name="P16">STEP 3<text:span text:style-name="T33">b</text:span>:</text:p>
      <text:p text:style-name="P16"/>
      <text:p text:style-name="P31">Use DEMO to recruit 2000 <text:span text:style-name="T15">TEAM PI</text:span> and/<text:span text:style-name="T83">or</text:span> <text:span text:style-name="T18">TEAM </text:span><text:span text:style-name="T15">OSU</text:span> <text:span text:style-name="T59">household </text:span><text:span text:style-name="T58">biostewards </text:span><text:span text:style-name="T60">enrolled in my “Climate solution for teachers” crash course</text:span>.</text:p>
      <text:p text:style-name="P33"/>
      <text:p text:style-name="P19"/>
      <text:p text:style-name="P19">STEP 4<text:span text:style-name="T14">a</text:span>:</text:p>
      <text:p text:style-name="P19"/>
      <text:p text:style-name="P34">Code carbon removal and bio-stewardship algorithm <text:span text:style-name="T75">using class data</text:span>.</text:p>
      <text:p text:style-name="P16"/>
      <text:p text:style-name="P16">STEP <text:span text:style-name="T14">4b</text:span>:</text:p>
      <text:p text:style-name="P16"/>
      <text:p text:style-name="P34">Develop <text:span text:style-name="T36">m</text:span>obile <text:span text:style-name="T36">carbon removal </text:span>App.</text:p>
      <text:p text:style-name="P18"/>
      <text:p text:style-name="P16"><text:soft-page-break/></text:p>
      <text:p text:style-name="P16">STEP <text:span text:style-name="T14">5a</text:span>:</text:p>
      <text:p text:style-name="P16"/>
      <text:p text:style-name="P34">Achieve <text:span text:style-name="T75">verified</text:span> net negative carbon footprint of minus one metric ton per year by 2022 for <text:span text:style-name="T23">Karbowski</text:span><text:span text:style-name="T15"> household </text:span><text:span text:style-name="T24">zero</text:span>.</text:p>
      <text:p text:style-name="P20"/>
      <text:p text:style-name="P20">STEP 5<text:span text:style-name="T54">b</text:span>:</text:p>
      <text:p text:style-name="P20"/>
      <text:p text:style-name="P34">Achieve net negative carbon footprint of minus one metric ton per year for <text:span text:style-name="T15">households </text:span><text:span text:style-name="T25">1</text:span><text:span text:style-name="T15"> - 2000</text:span> <text:span text:style-name="T36">by 2024</text:span>.</text:p>
      <text:p text:style-name="P34"/>
      <text:p text:style-name="P20"/>
      <text:p text:style-name="P20">STEP 6:</text:p>
      <text:p text:style-name="P20"/>
      <text:p text:style-name="P32">Develop and <text:span text:style-name="T27">l</text:span>i<text:span text:style-name="T33">c</text:span>en<text:span text:style-name="T33">s</text:span>e <text:span text:style-name="T15">Team Pi</text:span> Business Plan <text:span text:style-name="T33">t</text:span>o achieve 1000 <text:span text:style-name="T27">metric</text:span> tons carbon removal per year by 2024. <text:span text:style-name="T33">Deploy </text:span><text:span text:style-name="T15">TEAM </text:span><text:span text:style-name="T16">OSU </text:span><text:span text:style-name="T15">Carbon removal </text:span><text:span text:style-name="T16">and </text:span><text:span text:style-name="T15">bio-stewardship </text:span><text:span text:style-name="T33">networked online</text:span> curricu<text:span text:style-name="T41">la</text:span>. <text:span text:style-name="T32">$50 million Grand prize will be awarded in 2024.</text:span></text:p>
      <text:p text:style-name="P34"/>
      <text:p text:style-name="P20"/>
      <text:p text:style-name="P20">STEP 7:</text:p>
      <text:p text:style-name="P20"/>
      <text:p text:style-name="P38">Network various US carbon removal firms and classes to <text:span text:style-name="T32">ultimately </text:span>achieve 10 gigatons carbo removal per year. <text:span text:style-name="T33">Establish Knotching Schools and Knotchtowns for Carbon Counting in Greenland, Corvallis Oregon <text:s/>(rename to Knotchtown?) and somewhere in a remote desert with proceeds from $50 Million Prize Money and other funds. The School will focus on teaching carbon removal and bio-stewardship.</text:span></text:p>
      <text:p text:style-name="P38"/>
      <text:h text:style-name="P39" text:outline-level="1"><text:span text:style-name="T62">©</text:span><text:span text:style-name="T63"> </text:span><text:span text:style-name="T64">Eric James Karbowski </text:span><text:span text:style-name="T63">2021</text:spa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 svg:font-family="Helvetica"/>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Songti SC" style:font-family-asian="'Songti SC'" style:font-family-generic-asian="system" style:font-pitch-asian="variable" style:font-size-asian="24pt" style:font-weight-asian="bold" style:font-name-complex="Arial Unicode MS" style:font-family-complex="'Arial Unicode MS'" style:font-family-generic-complex="system" style:font-pitch-complex="variable" style:font-size-complex="24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8-10T16:40:53.070906052</meta:creation-date>
    <dc:date>2021-11-11T13:30:03.801154779</dc:date>
    <meta:editing-duration>P4DT18H12M39S</meta:editing-duration>
    <meta:editing-cycles>59</meta:editing-cycles>
    <meta:generator>LibreOffice/6.1.5.2$Linux_ARM_EABI LibreOffice_project/10$Build-2</meta:generator>
    <meta:document-statistic meta:table-count="0" meta:image-count="0" meta:object-count="0" meta:page-count="5" meta:paragraph-count="53" meta:word-count="2190" meta:character-count="13192" meta:non-whitespace-character-count="11013"/>
  </office:meta>
</office:document-meta>
</file>